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544cm" svg:y="1.127cm">
          <text:p text:style-name="P1"><text:span text:style-name="T1">appStartWar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722cm" svg:y="2.778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4cm" svg:y1="1.889cm" svg:x2="3.641cm" svg:y2="2.778cm" draw:start-shape="id1" draw:start-glue-point="6" draw:end-shape="id2" draw:end-glue-point="4" svg:d="M3640 1889l1 889" svg:viewBox="0 0 2 890">
          <text:p/>
        </draw:connector>
        <draw:custom-shape draw:style-name="gr1" draw:text-style-name="P3" xml:id="id3" draw:id="id3" draw:layer="layout" svg:width="3.26cm" svg:height="0.82cm" svg:x="5.777cm" svg:y="4.371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6cm" svg:y1="3.54cm" svg:x2="7.407cm" svg:y2="4.371cm" draw:start-shape="id2" draw:start-glue-point="7" draw:end-shape="id3" draw:end-glue-point="4" svg:d="M5560 3540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41cm" svg:y1="4.301cm" svg:x2="3.619cm" svg:y2="6.764cm" draw:start-shape="id2" draw:start-glue-point="6" draw:end-shape="id4" draw:end-glue-point="4" svg:d="M3641 4301l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407cm" svg:y1="5.191cm" svg:x2="3.619cm" svg:y2="6.764cm" draw:start-shape="id3" draw:start-glue-point="6" draw:end-shape="id4" svg:d="M7407 5191v787h-3788v786" svg:viewBox="0 0 3789 1574">
          <text:p/>
        </draw:connector>
        <draw:custom-shape draw:style-name="gr1" draw:text-style-name="P3" xml:id="id5" draw:id="id5" draw:layer="layout" svg:width="4.773cm" svg:height="1.054cm" svg:x="1.216cm" svg:y="8.836cm">
          <text:p text:style-name="P1"><text:span text:style-name="T2">start runner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603cm" svg:y1="9.89cm" svg:x2="10.815cm" svg:y2="10.525cm" draw:start-shape="id5" draw:start-glue-point="6" draw:end-shape="id6" draw:end-glue-point="3" svg:d="M3603 9890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9" draw:id="id9" draw:layer="layout" svg:width="4.064cm" svg:height="1.171cm" svg:x="10.815cm" svg:y="14.307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03cm" svg:y1="9.89cm" svg:x2="3.64cm" svg:y2="11.499cm" draw:start-shape="id5" draw:start-glue-point="6" draw:end-shape="id7" draw:end-glue-point="4" svg:d="M3603 9890l37 1609" svg:viewBox="0 0 38 1610">
          <text:p/>
        </draw:connector>
        <draw:custom-shape draw:style-name="gr1" draw:text-style-name="P3" xml:id="id7" draw:id="id7" draw:layer="layout" svg:width="3.937cm" svg:height="1.171cm" svg:x="1.671cm" svg:y="11.499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4.064cm" svg:height="0.762cm" svg:x="10.815cm" svg:y="10.144cm">
          <text:p text:style-name="P1"><text:span text:style-name="T1">runner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47cm" svg:y1="10.906cm" svg:x2="12.851cm" svg:y2="12.176cm" draw:start-shape="id6" draw:start-glue-point="6" draw:end-shape="id8" draw:end-glue-point="4" svg:d="M12847 10906l4 1270" svg:viewBox="0 0 5 1271">
          <text:p/>
        </draw:connector>
        <draw:custom-shape draw:style-name="gr5" draw:text-style-name="P3" xml:id="id10" draw:id="id10" draw:layer="layout" svg:width="4.826cm" svg:height="1.397cm" svg:x="10.434cm" svg:y="16.74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47cm" svg:y1="15.478cm" svg:x2="12.847cm" svg:y2="16.748cm" draw:start-shape="id9" draw:end-shape="id10" draw:end-glue-point="4" svg:d="M12847 15478v1270" svg:viewBox="0 0 1 1271">
          <text:p/>
        </draw:connector>
        <draw:custom-shape draw:style-name="gr1" draw:text-style-name="P2" xml:id="id13" draw:id="id13" draw:layer="layout" svg:width="5.207cm" svg:height="1.284cm" svg:x="1.163cm" svg:y="23.084cm">
          <text:p text:style-name="P1"><text:span text:style-name="T1">appStartWar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815cm" svg:y1="14.892cm" svg:x2="5.608cm" svg:y2="12.085cm" draw:start-shape="id9" draw:end-shape="id7" draw:end-glue-point="7" svg:d="M10815 14892l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1" draw:id="id11" draw:layer="layout" svg:width="3.81cm" svg:height="0.762cm" svg:x="10.942cm" svg:y="19.542cm">
          <text:p text:style-name="P1"><text:span text:style-name="T1">runner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47cm" svg:y1="18.145cm" svg:x2="12.847cm" svg:y2="19.542cm" draw:start-shape="id10" draw:end-shape="id11" draw:end-glue-point="0" svg:d="M12847 18145v1397" svg:viewBox="0 0 1 1398">
          <text:p/>
        </draw:connector>
        <draw:custom-shape draw:style-name="gr1" draw:text-style-name="P3" xml:id="id12" draw:id="id12" draw:layer="layout" svg:width="3.81cm" svg:height="1.171cm" svg:x="1.798cm" svg:y="19.909cm">
          <text:p text:style-name="P1"><text:span text:style-name="T2">wait for runner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4cm" svg:y1="12.67cm" svg:x2="3.703cm" svg:y2="19.909cm" draw:start-shape="id7" draw:start-glue-point="6" draw:end-shape="id12" draw:end-glue-point="4" svg:d="M3640 12670l63 7239" svg:viewBox="0 0 64 7240">
          <text:p/>
        </draw:connector>
        <draw:connector draw:style-name="gr4" draw:text-style-name="P3" draw:layer="layout" draw:type="line" svg:x1="10.942cm" svg:y1="19.923cm" svg:x2="5.608cm" svg:y2="20.494cm" draw:start-shape="id11" draw:start-glue-point="5" draw:end-shape="id12" svg:d="M10942 19923l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703cm" svg:y1="21.08cm" svg:x2="3.767cm" svg:y2="23.084cm" draw:start-shape="id12" draw:start-glue-point="6" draw:end-shape="id13" draw:end-glue-point="4" svg:d="M3703 21080l64 2004" svg:viewBox="0 0 65 2005">
          <text:p/>
        </draw:connector>
        <draw:custom-shape draw:style-name="gr5" draw:text-style-name="P3" xml:id="id8" draw:id="id8" draw:layer="layout" svg:width="4.326cm" svg:height="0.889cm" svg:x="10.688cm" svg:y="12.176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51cm" svg:y1="13.065cm" svg:x2="12.847cm" svg:y2="14.307cm" draw:start-shape="id8" draw:end-shape="id9" svg:d="M12851 13065l-4 1242" svg:viewBox="0 0 5 1243">
          <text:p/>
        </draw:connector>
        <draw:custom-shape draw:style-name="gr1" draw:text-style-name="P3" xml:id="id4" draw:id="id4" draw:layer="layout" svg:width="4.074cm" svg:height="0.82cm" svg:x="1.582cm" svg:y="6.764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3.619cm" svg:y1="7.584cm" svg:x2="3.603cm" svg:y2="8.836cm" draw:start-shape="id4" draw:end-shape="id5" draw:end-glue-point="4" svg:d="M3619 7584l-16 1252" svg:viewBox="0 0 17 1253">
          <text:p/>
        </draw:connector>
        <draw:custom-shape draw:style-name="gr6" draw:text-style-name="P8" xml:id="id14" draw:id="id14" draw:layer="layout" svg:width="3.81cm" svg:height="1.524cm" svg:x="11.958cm" svg:y="21.701cm">
          <text:p text:style-name="P1"><text:span text:style-name="T4">gradle app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5.768cm" svg:y1="22.463cm" svg:x2="15.26cm" svg:y2="17.447cm" draw:start-shape="id14" draw:start-glue-point="7" draw:end-shape="id10" draw:end-glue-point="7" svg:d="M15768 22463c753 0 1007-5016-508-5016" svg:viewBox="0 0 1108 5017">
          <text:p text:style-name="P1"><text:span text:style-name="T4">tc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6-23T16:27:45.044571712</dc:date>
    <dc:creator>Andrey Hihlovskiy</dc:creator>
    <meta:editing-duration>PT3H9M19S</meta:editing-duration>
    <meta:editing-cycles>62</meta:editing-cycles>
    <meta:generator>LibreOffice/4.2.4.2$Linux_X86_64 LibreOffice_project/420m0$Build-2</meta:generator>
    <meta:document-statistic meta:object-count="30"/>
  </office:meta>
</office:document-meta>
</file>